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6.385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083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471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6.973cm"/>
    </style:style>
    <style:style style:name="co10" style:family="table-column">
      <style:table-column-properties fo:break-before="auto" style:column-width="4.54cm"/>
    </style:style>
    <style:style style:name="co11" style:family="table-column">
      <style:table-column-properties fo:break-before="auto" style:column-width="1.69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Piloto_20_de_20_Datos_20_Ángulo">
      <style:table-cell-properties fo:border-bottom="none" fo:border-left="0.071cm solid #000000" fo:border-right="none" fo:border-top="0.071cm solid #000000"/>
    </style:style>
    <style:style style:name="ce2" style:family="table-cell" style:parent-style-name="Piloto_20_de_20_Datos_20_Campo">
      <style:table-cell-properties fo:border-bottom="0.035cm solid #000000" fo:border-left="0.071cm solid #000000" fo:border-right="0.035cm solid #000000" fo:border-top="0.035cm solid #000000"/>
    </style:style>
    <style:style style:name="ce3" style:family="table-cell" style:parent-style-name="Categoría_20_del_20_Piloto_20_de_20_Datos">
      <style:table-cell-properties fo:border-bottom="0.035cm solid #000000" fo:border-left="0.071cm solid #000000" fo:border-right="0.035cm solid #000000" fo:border-top="0.035cm solid #000000"/>
    </style:style>
    <style:style style:name="ce4" style:family="table-cell" style:parent-style-name="Piloto_20_de_20_Datos_20_Título">
      <style:table-cell-properties fo:border-bottom="0.071cm solid #000000" fo:border-left="0.071cm solid #000000" fo:border-right="none" fo:border-top="0.035cm solid #000000"/>
    </style:style>
    <style:style style:name="ce5" style:family="table-cell" style:parent-style-name="Default">
      <style:table-cell-properties fo:border="0.035cm solid #000000"/>
    </style:style>
    <style:style style:name="ce6" style:family="table-cell" style:parent-style-name="Piloto_20_de_20_Datos_20_Ángulo">
      <style:table-cell-properties fo:border-bottom="none" fo:border-left="none" fo:border-right="none" fo:border-top="0.071cm solid #000000"/>
    </style:style>
    <style:style style:name="ce7" style:family="table-cell" style:parent-style-name="Piloto_20_de_20_Datos_20_Campo">
      <style:table-cell-properties fo:border="0.035cm solid #000000"/>
    </style:style>
    <style:style style:name="ce8" style:family="table-cell" style:parent-style-name="Categoría_20_del_20_Piloto_20_de_20_Datos">
      <style:table-cell-properties fo:border-bottom="0.035cm solid #000000" fo:border-left="none" fo:border-right="0.035cm solid #000000" fo:border-top="0.035cm solid #000000"/>
    </style:style>
    <style:style style:name="ce9" style:family="table-cell" style:parent-style-name="Piloto_20_de_20_Datos_20_Título">
      <style:table-cell-properties fo:border-bottom="0.071cm solid #000000" fo:border-left="none" fo:border-right="0.035cm solid #000000" fo:border-top="0.035cm solid #000000"/>
    </style:style>
    <style:style style:name="ce10" style:family="table-cell" style:parent-style-name="Piloto_20_de_20_Datos_20_Campo">
      <style:table-cell-properties fo:border-bottom="0.035cm solid #000000" fo:border-left="0.035cm solid #000000" fo:border-right="0.035cm solid #000000" fo:border-top="0.071cm solid #000000"/>
    </style:style>
    <style:style style:name="ce11" style:family="table-cell" style:parent-style-name="Categoría_20_del_20_Piloto_20_de_20_Datos">
      <style:table-cell-properties fo:border-bottom="0.035cm solid #000000" fo:border-left="0.035cm solid #000000" fo:border-right="none" fo:border-top="0.035cm solid #000000"/>
    </style:style>
    <style:style style:name="ce12" style:family="table-cell" style:parent-style-name="Piloto_20_de_20_Datos_20_Valor">
      <style:table-cell-properties fo:border-bottom="0.035cm solid #000000" fo:border-left="0.035cm solid #000000" fo:border-right="none" fo:border-top="0.035cm solid #000000"/>
    </style:style>
    <style:style style:name="ce13" style:family="table-cell" style:parent-style-name="Piloto_20_de_20_Datos_20_Resultado">
      <style:table-cell-properties fo:border-bottom="0.071cm solid #000000" fo:border-left="0.035cm solid #000000" fo:border-right="none" fo:border-top="0.035cm solid #000000"/>
    </style:style>
    <style:style style:name="ce14" style:family="table-cell" style:parent-style-name="Categoría_20_del_20_Piloto_20_de_20_Datos">
      <style:table-cell-properties fo:border-bottom="0.035cm solid #000000" fo:border-left="none" fo:border-right="none" fo:border-top="0.035cm solid #000000"/>
    </style:style>
    <style:style style:name="ce15" style:family="table-cell" style:parent-style-name="Piloto_20_de_20_Datos_20_Valor">
      <style:table-cell-properties fo:border-bottom="0.035cm solid #000000" fo:border-left="none" fo:border-right="none" fo:border-top="0.035cm solid #000000"/>
    </style:style>
    <style:style style:name="ce16" style:family="table-cell" style:parent-style-name="Piloto_20_de_20_Datos_20_Resultado">
      <style:table-cell-properties fo:border-bottom="0.071cm solid #000000" fo:border-left="none" fo:border-right="none" fo:border-top="0.035cm solid #000000"/>
    </style:style>
    <style:style style:name="ce17" style:family="table-cell" style:parent-style-name="Piloto_20_de_20_Datos_20_Ángulo">
      <style:table-cell-properties fo:border-bottom="none" fo:border-left="none" fo:border-right="0.071cm solid #000000" fo:border-top="0.071cm solid #000000"/>
    </style:style>
    <style:style style:name="ce18" style:family="table-cell" style:parent-style-name="Piloto_20_de_20_Datos_20_Título">
      <style:table-cell-properties fo:border-bottom="0.035cm solid #000000" fo:border-left="0.035cm solid #000000" fo:border-right="0.071cm solid #000000" fo:border-top="0.035cm solid #000000"/>
    </style:style>
    <style:style style:name="ce19" style:family="table-cell" style:parent-style-name="Piloto_20_de_20_Datos_20_Resultado">
      <style:table-cell-properties fo:border-bottom="0.035cm solid #000000" fo:border-left="0.035cm solid #000000" fo:border-right="0.071cm solid #000000" fo:border-top="0.035cm solid #000000"/>
    </style:style>
    <style:style style:name="ce20" style:family="table-cell" style:parent-style-name="Piloto_20_de_20_Datos_20_Resultado">
      <style:table-cell-properties fo:border-bottom="0.071cm solid #000000" fo:border-left="0.035cm solid #000000" fo:border-right="0.071cm solid #000000" fo:border-top="0.035cm solid #000000"/>
    </style:style>
    <style:style style:name="ce21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calculation-settings>
        <table:iteration table:status="enable"/>
      </table:calculation-settings>
      <table:table table:name="Promedio de Stock por año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3"/>
        <table:table-column table:style-name="co2" table:default-cell-style-name="ce8"/>
        <table:table-column table:style-name="co3" table:default-cell-style-name="ce12"/>
        <table:table-column table:style-name="co3" table:number-columns-repeated="7" table:default-cell-style-name="ce15"/>
        <table:table-column table:style-name="co3" table:default-cell-style-name="ce19"/>
        <table:table-row table:style-name="ro1">
          <table:table-cell table:number-columns-repeated="4"/>
          <table:table-cell table:style-name="Default" office:value-type="string">
            <text:p>Filtro</text:p>
          </table:table-cell>
          <table:table-cell table:style-name="Default" table:number-columns-repeated="10"/>
        </table:table-row>
        <table:table-row table:style-name="ro1">
          <table:table-cell table:number-columns-repeated="4"/>
          <table:table-cell table:style-name="Piloto_20_de_20_Datos_20_Campo" office:value-type="string">
            <text:p>Proovedor</text:p>
          </table:table-cell>
          <table:table-cell table:style-name="ce5" office:value-type="float" office:value="0">
            <text:p>0</text:p>
          </table:table-cell>
          <table:table-cell table:style-name="Default" table:number-columns-repeated="9"/>
        </table:table-row>
        <table:table-row table:style-name="ro1">
          <table:table-cell>
            <draw:frame table:end-cell-address="'Promedio de Stock por año'.D47" table:end-x="3.265cm" table:end-y="0.294cm" draw:z-index="0" draw:style-name="gr1" svg:width="15.323cm" svg:height="18.659cm" svg:x="1.326cm" svg:y="0.346cm">
              <draw:object draw:notify-on-update-of-ranges="'Promedio de Stock por año'.F5:'Promedio de Stock por año'.N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 table:style-name="Default" table:number-columns-repeated="11"/>
        </table:table-row>
        <table:table-row table:style-name="ro1">
          <table:table-cell table:number-columns-repeated="4"/>
          <table:table-cell table:style-name="ce1" office:value-type="string">
            <text:p>Promedio - Stock</text:p>
          </table:table-cell>
          <table:table-cell table:style-name="ce6"/>
          <table:table-cell table:style-name="ce10" office:value-type="string">
            <text:p>Anio</text:p>
          </table:table-cell>
          <table:table-cell table:style-name="ce6" table:number-columns-repeated="7"/>
          <table:table-cell table:style-name="ce17"/>
        </table:table-row>
        <table:table-row table:style-name="ro1">
          <table:table-cell table:number-columns-repeated="4"/>
          <table:table-cell table:style-name="ce2" office:value-type="string">
            <text:p>Codigo</text:p>
          </table:table-cell>
          <table:table-cell table:style-name="ce7" office:value-type="string">
            <text:p>Descripcion</text:p>
          </table:table-cell>
          <table:table-cell table:style-name="ce11" office:value-type="float" office:value="2000">
            <text:p>2000</text:p>
          </table:table-cell>
          <table:table-cell table:style-name="ce14" office:value-type="float" office:value="2001">
            <text:p>2001</text:p>
          </table:table-cell>
          <table:table-cell table:style-name="ce14" office:value-type="float" office:value="2002">
            <text:p>2002</text:p>
          </table:table-cell>
          <table:table-cell table:style-name="ce14" office:value-type="float" office:value="2003">
            <text:p>2003</text:p>
          </table:table-cell>
          <table:table-cell table:style-name="ce14" office:value-type="float" office:value="2004">
            <text:p>2004</text:p>
          </table:table-cell>
          <table:table-cell table:style-name="ce14" office:value-type="float" office:value="2005">
            <text:p>2005</text:p>
          </table:table-cell>
          <table:table-cell table:style-name="ce14" office:value-type="float" office:value="2006">
            <text:p>2006</text:p>
          </table:table-cell>
          <table:table-cell table:style-name="ce14" office:value-type="float" office:value="2007">
            <text:p>2007</text:p>
          </table:table-cell>
          <table:table-cell table:style-name="ce18" office:value-type="string">
            <text:p>Total Resultado</text:p>
          </table:table-cell>
        </table:table-row>
        <table:table-row table:style-name="ro1">
          <table:table-cell table:number-columns-repeated="4"/>
          <table:table-cell office:value-type="string">
            <text:p><text:s/>000007270037000000000</text:p>
          </table:table-cell>
          <table:table-cell office:value-type="string">
            <text:p>T1 MANIJA INT.APERT.PTA.IZQ.311CDI</text:p>
          </table:table-cell>
          <table:table-cell table:number-columns-repeated="7"/>
          <table:table-cell table:number-columns-repeated="2" office:value-type="float" office:value="0.888888888888889">
            <text:p>0,89</text:p>
          </table:table-cell>
        </table:table-row>
        <table:table-row table:style-name="ro1">
          <table:table-cell table:number-columns-repeated="4"/>
          <table:table-cell office:value-type="string">
            <text:p><text:s/>000007270080000000000</text:p>
          </table:table-cell>
          <table:table-cell office:value-type="string">
            <text:p>T1 ASIDERO</text:p>
          </table:table-cell>
          <table:table-cell/>
          <table:table-cell office:value-type="float" office:value="8.83333333333333">
            <text:p>8,83</text:p>
          </table:table-cell>
          <table:table-cell office:value-type="float" office:value="7.72727272727273">
            <text:p>7,73</text:p>
          </table:table-cell>
          <table:table-cell office:value-type="float" office:value="6">
            <text:p>6</text:p>
          </table:table-cell>
          <table:table-cell office:value-type="float" office:value="3.90909090909091">
            <text:p>3,91</text:p>
          </table:table-cell>
          <table:table-cell office:value-type="float" office:value="6.36363636363636">
            <text:p>6,36</text:p>
          </table:table-cell>
          <table:table-cell office:value-type="float" office:value="12.1818181818182">
            <text:p>12,18</text:p>
          </table:table-cell>
          <table:table-cell office:value-type="float" office:value="6.54545454545455">
            <text:p>6,55</text:p>
          </table:table-cell>
          <table:table-cell office:value-type="float" office:value="7.26388888888889">
            <text:p>7,26</text:p>
          </table:table-cell>
        </table:table-row>
        <table:table-row table:style-name="ro1">
          <table:table-cell table:number-columns-repeated="4"/>
          <table:table-cell office:value-type="string">
            <text:p><text:s/>000007270137000000000</text:p>
          </table:table-cell>
          <table:table-cell office:value-type="string">
            <text:p>T1 MANIJA INT.APERT.PTA.DER.311CDI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727272727272727">
            <text:p>0,73</text:p>
          </table:table-cell>
          <table:table-cell office:value-type="float" office:value="0.333333333333333">
            <text:p>0,33</text:p>
          </table:table-cell>
        </table:table-row>
        <table:table-row table:style-name="ro1">
          <table:table-cell table:number-columns-repeated="4"/>
          <table:table-cell office:value-type="string">
            <text:p><text:s/>000007270346000000000</text:p>
          </table:table-cell>
          <table:table-cell office:value-type="string">
            <text:p>T1M CLIP DE REVEST. PUERTA IZQ.</text:p>
          </table:table-cell>
          <table:table-cell table:number-columns-repeated="7"/>
          <table:table-cell table:number-columns-repeated="2" office:value-type="float" office:value="3">
            <text:p>3</text:p>
          </table:table-cell>
        </table:table-row>
        <table:table-row table:style-name="ro1">
          <table:table-cell table:number-columns-repeated="4"/>
          <table:table-cell office:value-type="string">
            <text:p><text:s/>000007270446000000000</text:p>
          </table:table-cell>
          <table:table-cell office:value-type="string">
            <text:p>T1 CLIP DE REVEST. PUERTA DER.</text:p>
          </table:table-cell>
          <table:table-cell table:number-columns-repeated="7"/>
          <table:table-cell table:number-columns-repeated="2" office:value-type="float" office:value="3">
            <text:p>3</text:p>
          </table:table-cell>
        </table:table-row>
        <table:table-row table:style-name="ro1">
          <table:table-cell table:number-columns-repeated="4"/>
          <table:table-cell office:value-type="string">
            <text:p><text:s/>001687271130000000000</text:p>
          </table:table-cell>
          <table:table-cell office:value-type="string">
            <text:p>AC JUNTA DE PUERTA I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53846153846154">
            <text:p>0,15</text:p>
          </table:table-cell>
        </table:table-row>
        <table:table-row table:style-name="ro1">
          <table:table-cell table:number-columns-repeated="4"/>
          <table:table-cell office:value-type="string">
            <text:p><text:s/>001687271230000000000</text:p>
          </table:table-cell>
          <table:table-cell office:value-type="string">
            <text:p>AC JUNTA DE PUERTA D</text:p>
          </table:table-cell>
          <table:table-cell office:value-type="float" office:value="0.857142857142857">
            <text:p>0,86</text:p>
          </table:table-cell>
          <table:table-cell table:number-columns-repeated="7" office:value-type="float" office:value="0">
            <text:p>0</text:p>
          </table:table-cell>
          <table:table-cell office:value-type="float" office:value="0.0714285714285714">
            <text:p>0,07</text:p>
          </table:table-cell>
        </table:table-row>
        <table:table-row table:style-name="ro1">
          <table:table-cell table:number-columns-repeated="4"/>
          <table:table-cell office:value-type="string">
            <text:p><text:s/>001687272330000000000</text:p>
          </table:table-cell>
          <table:table-cell office:value-type="string">
            <text:p>AC JUNTA DE PUERTA IZQUIERDA</text:p>
          </table:table-cell>
          <table:table-cell table:number-columns-repeated="7"/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string">
            <text:p><text:s/>002037270188007D43000</text:p>
          </table:table-cell>
          <table:table-cell office:value-type="string">
            <text:p>CC CUBIERTA ALTAVOZ IZQUIERDA</text:p>
          </table:table-cell>
          <table:table-cell table:number-columns-repeated="5"/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string">
            <text:p><text:s/>002037270288007D43000</text:p>
          </table:table-cell>
          <table:table-cell office:value-type="string">
            <text:p>CC CUBIERTA ALTAVOZ DERECHA</text:p>
          </table:table-cell>
          <table:table-cell table:number-columns-repeated="5"/>
          <table:table-cell office:value-type="float" office:value="0.7">
            <text:p>0,7</text:p>
          </table:table-cell>
          <table:table-cell table:number-columns-repeated="2" office:value-type="float" office:value="0">
            <text:p>0</text:p>
          </table:table-cell>
          <table:table-cell office:value-type="float" office:value="0.21875">
            <text:p>0,22</text:p>
          </table:table-cell>
        </table:table-row>
        <table:table-row table:style-name="ro1">
          <table:table-cell table:number-columns-repeated="4"/>
          <table:table-cell office:value-type="string">
            <text:p><text:s/>002037270735000000000</text:p>
          </table:table-cell>
          <table:table-cell office:value-type="string">
            <text:p>CLC PERFIL IZQ.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131578947368421">
            <text:p>0,13</text:p>
          </table:table-cell>
        </table:table-row>
        <table:table-row table:style-name="ro1">
          <table:table-cell table:number-columns-repeated="4"/>
          <table:table-cell office:value-type="string">
            <text:p><text:s/>003097270230000000000</text:p>
          </table:table-cell>
          <table:table-cell office:value-type="string">
            <text:p>BURLETE DE PUERTA IZQ.MB608</text:p>
          </table:table-cell>
          <table:table-cell office:value-type="float" office:value="-1.63636363636364">
            <text:p>-1,64</text:p>
          </table:table-cell>
          <table:table-cell table:number-columns-repeated="7" office:value-type="float" office:value="-3">
            <text:p>-3</text:p>
          </table:table-cell>
          <table:table-cell office:value-type="float" office:value="-2.82954545454545">
            <text:p>-2,83</text:p>
          </table:table-cell>
        </table:table-row>
        <table:table-row table:style-name="ro1">
          <table:table-cell table:number-columns-repeated="4"/>
          <table:table-cell office:value-type="string">
            <text:p><text:s/>003097270330000000000</text:p>
          </table:table-cell>
          <table:table-cell office:value-type="string">
            <text:p>BURLETE DE PUERTA DER.MB608</text:p>
          </table:table-cell>
          <table:table-cell office:value-type="float" office:value="-1.72727272727273">
            <text:p>-1,73</text:p>
          </table:table-cell>
          <table:table-cell office:value-type="float" office:value="-1">
            <text:p>-1</text:p>
          </table:table-cell>
          <table:table-cell office:value-type="float" office:value="-0.545454545454545">
            <text:p>-0,5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-2">
            <text:p>-2</text:p>
          </table:table-cell>
          <table:table-cell office:value-type="float" office:value="-1.40909090909091">
            <text:p>-1,41</text:p>
          </table:table-cell>
        </table:table-row>
        <table:table-row table:style-name="ro1">
          <table:table-cell table:number-columns-repeated="4"/>
          <table:table-cell office:value-type="string">
            <text:p><text:s/>003417277198000000000</text:p>
          </table:table-cell>
          <table:table-cell office:value-type="string">
            <text:p>PERFIL DE GOMA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.0909090909090909">
            <text:p>0,09</text:p>
          </table:table-cell>
          <table:table-cell office:value-type="float" office:value="-0.909090909090909">
            <text:p>-0,91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271186440677966">
            <text:p>-0,27</text:p>
          </table:table-cell>
        </table:table-row>
        <table:table-row table:style-name="ro1">
          <table:table-cell table:number-columns-repeated="4"/>
          <table:table-cell office:value-type="string">
            <text:p><text:s/>006317270148000000000</text:p>
          </table:table-cell>
          <table:table-cell office:value-type="string">
            <text:p>MB TAPA SOP.ESPEJO DER.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,18</text:p>
          </table:table-cell>
          <table:table-cell office:value-type="float" office:value="0.363636363636364">
            <text:p>0,36</text:p>
          </table:table-cell>
          <table:table-cell table:number-columns-repeated="5" office:value-type="float" office:value="0">
            <text:p>0</text:p>
          </table:table-cell>
          <table:table-cell office:value-type="float" office:value="0.0681818181818182">
            <text:p>0,07</text:p>
          </table:table-cell>
        </table:table-row>
        <table:table-row table:style-name="ro1">
          <table:table-cell table:number-columns-repeated="4"/>
          <table:table-cell office:value-type="string">
            <text:p><text:s/>006387270580007C52000</text:p>
          </table:table-cell>
          <table:table-cell office:value-type="string">
            <text:p>ASIDERO PUERTA IZQUIERDA</text:p>
          </table:table-cell>
          <table:table-cell table:number-columns-repeated="4"/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string">
            <text:p><text:s/>006887277017000000000</text:p>
          </table:table-cell>
          <table:table-cell office:value-type="string">
            <text:p>CASQUILLO</text:p>
          </table:table-cell>
          <table:table-cell table:number-columns-repeated="2" office:value-type="float" office:value="-20">
            <text:p>-20</text:p>
          </table:table-cell>
          <table:table-cell office:value-type="float" office:value="-21.4545454545455">
            <text:p>-21,45</text:p>
          </table:table-cell>
          <table:table-cell office:value-type="float" office:value="-41.2727272727273">
            <text:p>-41,27</text:p>
          </table:table-cell>
          <table:table-cell office:value-type="float" office:value="-44.9090909090909">
            <text:p>-44,91</text:p>
          </table:table-cell>
          <table:table-cell office:value-type="float" office:value="-34.8181818181818">
            <text:p>-34,82</text:p>
          </table:table-cell>
          <table:table-cell office:value-type="float" office:value="-33">
            <text:p>-33</text:p>
          </table:table-cell>
          <table:table-cell office:value-type="float" office:value="-3.90909090909091">
            <text:p>-3,91</text:p>
          </table:table-cell>
          <table:table-cell office:value-type="float" office:value="-27.4204545454545">
            <text:p>-27,42</text:p>
          </table:table-cell>
        </table:table-row>
        <table:table-row table:style-name="ro1">
          <table:table-cell table:number-columns-repeated="4"/>
          <table:table-cell office:value-type="string">
            <text:p><text:s/>006887277064007695000</text:p>
          </table:table-cell>
          <table:table-cell office:value-type="string">
            <text:p>BOLSA DE PUERTA</text:p>
          </table:table-cell>
          <table:table-cell office:value-type="float" office:value="0.2">
            <text:p>0,2</text:p>
          </table:table-cell>
          <table:table-cell table:number-columns-repeated="3" office:value-type="float" office:value="0">
            <text:p>0</text:p>
          </table:table-cell>
          <table:table-cell office:value-type="float" office:value="0.363636363636364">
            <text:p>0,36</text:p>
          </table:table-cell>
          <table:table-cell office:value-type="float" office:value="1.27272727272727">
            <text:p>1,27</text:p>
          </table:table-cell>
          <table:table-cell office:value-type="float" office:value="2.90909090909091">
            <text:p>2,91</text:p>
          </table:table-cell>
          <table:table-cell office:value-type="float" office:value="3.36363636363636">
            <text:p>3,36</text:p>
          </table:table-cell>
          <table:table-cell office:value-type="float" office:value="1.07317073170732">
            <text:p>1,07</text:p>
          </table:table-cell>
        </table:table-row>
        <table:table-row table:style-name="ro1">
          <table:table-cell table:number-columns-repeated="4"/>
          <table:table-cell office:value-type="string">
            <text:p><text:s/>006887277064008650000</text:p>
          </table:table-cell>
          <table:table-cell office:value-type="string">
            <text:p>BOLSA DE PUERTA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,45</text:p>
          </table:table-cell>
          <table:table-cell office:value-type="float" office:value="-0.0909090909090909">
            <text:p>-0,09</text:p>
          </table:table-cell>
          <table:table-cell office:value-type="float" office:value="-1.63636363636364">
            <text:p>-1,64</text:p>
          </table:table-cell>
          <table:table-cell office:value-type="float" office:value="1.09090909090909">
            <text:p>1,09</text:p>
          </table:table-cell>
          <table:table-cell office:value-type="float" office:value="-0.545454545454545">
            <text:p>-0,55</text:p>
          </table:table-cell>
          <table:table-cell office:value-type="float" office:value="-0.454545454545455">
            <text:p>-0,45</text:p>
          </table:table-cell>
          <table:table-cell office:value-type="float" office:value="-0.272727272727273">
            <text:p>-0,27</text:p>
          </table:table-cell>
        </table:table-row>
        <table:table-row table:style-name="ro1">
          <table:table-cell table:number-columns-repeated="4"/>
          <table:table-cell office:value-type="string">
            <text:p><text:s/>006887277446000000000</text:p>
          </table:table-cell>
          <table:table-cell office:value-type="string">
            <text:p>CLIP</text:p>
          </table:table-cell>
          <table:table-cell office:value-type="float" office:value="839.545454545455">
            <text:p>839,55</text:p>
          </table:table-cell>
          <table:table-cell office:value-type="float" office:value="1248.18181818182">
            <text:p>1248,18</text:p>
          </table:table-cell>
          <table:table-cell office:value-type="float" office:value="685.545454545455">
            <text:p>685,55</text:p>
          </table:table-cell>
          <table:table-cell office:value-type="float" office:value="561.272727272727">
            <text:p>561,27</text:p>
          </table:table-cell>
          <table:table-cell office:value-type="float" office:value="556.454545454545">
            <text:p>556,45</text:p>
          </table:table-cell>
          <table:table-cell office:value-type="float" office:value="716.909090909091">
            <text:p>716,91</text:p>
          </table:table-cell>
          <table:table-cell office:value-type="float" office:value="780.545454545455">
            <text:p>780,55</text:p>
          </table:table-cell>
          <table:table-cell office:value-type="float" office:value="796.272727272727">
            <text:p>796,27</text:p>
          </table:table-cell>
          <table:table-cell office:value-type="float" office:value="773.090909090909">
            <text:p>773,09</text:p>
          </table:table-cell>
        </table:table-row>
        <table:table-row table:style-name="ro1">
          <table:table-cell table:number-columns-repeated="4"/>
          <table:table-cell office:value-type="string">
            <text:p><text:s/>006947277064000000000</text:p>
          </table:table-cell>
          <table:table-cell office:value-type="string">
            <text:p>BOLSA DE PUERTA MB L1620/1632</text:p>
          </table:table-cell>
          <table:table-cell office:value-type="float" office:value="1.36363636363636">
            <text:p>1,36</text:p>
          </table:table-cell>
          <table:table-cell office:value-type="float" office:value="2">
            <text:p>2</text:p>
          </table:table-cell>
          <table:table-cell office:value-type="float" office:value="1.54545454545455">
            <text:p>1,55</text:p>
          </table:table-cell>
          <table:table-cell office:value-type="float" office:value="0.545454545454545">
            <text:p>0,55</text:p>
          </table:table-cell>
          <table:table-cell office:value-type="float" office:value="2.81818181818182">
            <text:p>2,82</text:p>
          </table:table-cell>
          <table:table-cell office:value-type="float" office:value="4.45454545454545">
            <text:p>4,45</text:p>
          </table:table-cell>
          <table:table-cell office:value-type="float" office:value="6.54545454545455">
            <text:p>6,55</text:p>
          </table:table-cell>
          <table:table-cell office:value-type="float" office:value="5.36363636363636">
            <text:p>5,36</text:p>
          </table:table-cell>
          <table:table-cell office:value-type="float" office:value="3.07954545454545">
            <text:p>3,08</text:p>
          </table:table-cell>
        </table:table-row>
        <table:table-row table:style-name="ro1">
          <table:table-cell table:number-columns-repeated="4"/>
          <table:table-cell office:value-type="string">
            <text:p><text:s/>006947277064005018000</text:p>
          </table:table-cell>
          <table:table-cell office:value-type="string">
            <text:p>BOLSA DE PUERTA MB L1620/1632</text:p>
          </table:table-cell>
          <table:table-cell table:number-columns-repeated="4"/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454545454545455">
            <text:p>0,45</text:p>
          </table:table-cell>
          <table:table-cell office:value-type="float" office:value="2.18181818181818">
            <text:p>2,18</text:p>
          </table:table-cell>
          <table:table-cell office:value-type="float" office:value="0.697674418604651">
            <text:p>0,7</text:p>
          </table:table-cell>
        </table:table-row>
        <table:table-row table:style-name="ro1">
          <table:table-cell table:number-columns-repeated="4"/>
          <table:table-cell office:value-type="string">
            <text:p><text:s/>009017270188000000000</text:p>
          </table:table-cell>
          <table:table-cell office:value-type="string">
            <text:p>T1 CUBIERTA ASIDERO</text:p>
          </table:table-cell>
          <table:table-cell/>
          <table:table-cell table:number-columns-repeated="3" office:value-type="float" office:value="-1">
            <text:p>-1</text:p>
          </table:table-cell>
          <table:table-cell office:value-type="float" office:value="0.454545454545455">
            <text:p>0,45</text:p>
          </table:table-cell>
          <table:table-cell office:value-type="float" office:value="0.909090909090909">
            <text:p>0,91</text:p>
          </table:table-cell>
          <table:table-cell office:value-type="float" office:value="0.454545454545455">
            <text:p>0,45</text:p>
          </table:table-cell>
          <table:table-cell office:value-type="float" office:value="0.363636363636364">
            <text:p>0,36</text:p>
          </table:table-cell>
          <table:table-cell office:value-type="float" office:value="-0.0933333333333333">
            <text:p>-0,09</text:p>
          </table:table-cell>
        </table:table-row>
        <table:table-row table:style-name="ro1">
          <table:table-cell table:number-columns-repeated="4"/>
          <table:table-cell office:value-type="string">
            <text:p><text:s/>009017270288000000000</text:p>
          </table:table-cell>
          <table:table-cell office:value-type="string">
            <text:p>T1 CUBIERTA ASIDERO</text:p>
          </table:table-cell>
          <table:table-cell/>
          <table:table-cell table:number-columns-repeated="2" office:value-type="float" office:value="-1">
            <text:p>-1</text:p>
          </table:table-cell>
          <table:table-cell office:value-type="float" office:value="-1.54545454545455">
            <text:p>-1,55</text:p>
          </table:table-cell>
          <table:table-cell office:value-type="float" office:value="-1.36363636363636">
            <text:p>-1,36</text:p>
          </table:table-cell>
          <table:table-cell office:value-type="float" office:value="-1.27272727272727">
            <text:p>-1,27</text:p>
          </table:table-cell>
          <table:table-cell office:value-type="float" office:value="-0.818181818181818">
            <text:p>-0,82</text:p>
          </table:table-cell>
          <table:table-cell office:value-type="float" office:value="-1">
            <text:p>-1</text:p>
          </table:table-cell>
          <table:table-cell office:value-type="float" office:value="-1.16176470588235">
            <text:p>-1,16</text:p>
          </table:table-cell>
        </table:table-row>
        <table:table-row table:style-name="ro1">
          <table:table-cell table:number-columns-repeated="4"/>
          <table:table-cell table:style-name="ce4" office:value-type="string">
            <text:p>Total Resultado</text:p>
          </table:table-cell>
          <table:table-cell table:style-name="ce9"/>
          <table:table-cell table:style-name="ce13" office:value-type="float" office:value="100.876404494382">
            <text:p>100,88</text:p>
          </table:table-cell>
          <table:table-cell table:style-name="ce16" office:value-type="float" office:value="116.75">
            <text:p>116,75</text:p>
          </table:table-cell>
          <table:table-cell table:style-name="ce16" office:value-type="float" office:value="54.1102941176471">
            <text:p>54,11</text:p>
          </table:table-cell>
          <table:table-cell table:style-name="ce16" office:value-type="float" office:value="40.0699300699301">
            <text:p>40,07</text:p>
          </table:table-cell>
          <table:table-cell table:style-name="ce16" office:value-type="float" office:value="34.390243902439">
            <text:p>34,39</text:p>
          </table:table-cell>
          <table:table-cell table:style-name="ce16" office:value-type="float" office:value="38.3131313131313">
            <text:p>38,31</text:p>
          </table:table-cell>
          <table:table-cell table:style-name="ce16" office:value-type="float" office:value="39.7725118483412">
            <text:p>39,77</text:p>
          </table:table-cell>
          <table:table-cell table:style-name="ce16" office:value-type="float" office:value="35.0393700787402">
            <text:p>35,04</text:p>
          </table:table-cell>
          <table:table-cell table:style-name="ce20" office:value-type="float" office:value="50.4408848207475">
            <text:p>50,44</text:p>
          </table:table-cell>
        </table:table-row>
      </table:table>
      <table:table table:name="Dato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1"/>
        <table:table-row table:style-name="ro1">
          <table:table-cell office:value-type="string">
            <text:p>Anio</text:p>
          </table:table-cell>
          <table:table-cell office:value-type="string">
            <text:p>Mes</text:p>
          </table:table-cell>
          <table:table-cell office:value-type="string">
            <text:p>Grupo1</text:p>
          </table:table-cell>
          <table:table-cell office:value-type="string">
            <text:p>Grupo2</text:p>
          </table:table-cell>
          <table:table-cell office:value-type="string">
            <text:p>Grupo3</text:p>
          </table:table-cell>
          <table:table-cell office:value-type="string">
            <text:p>Grupo4</text:p>
          </table:table-cell>
          <table:table-cell office:value-type="string">
            <text:p>Grupo5</text:p>
          </table:table-cell>
          <table:table-cell office:value-type="string">
            <text:p>Grupo6</text:p>
          </table:table-cell>
          <table:table-cell office:value-type="string">
            <text:p>Grupo7</text:p>
          </table:table-cell>
          <table:table-cell office:value-type="string">
            <text:p>Proovedor</text:p>
          </table:table-cell>
          <table:table-cell office:value-type="string">
            <text:p>Descripcion</text:p>
          </table:table-cell>
          <table:table-cell office:value-type="string">
            <text:p>Codigo</text:p>
          </table:table-cell>
          <table:table-cell table:style-name="Default" office:value-type="string">
            <text:p>Stock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421">
            <text:p>42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619">
            <text:p>619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41">
            <text:p>4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75">
            <text:p>7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2184">
            <text:p>218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1868">
            <text:p>186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1893">
            <text:p>189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625">
            <text:p>62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378">
            <text:p>37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14">
            <text:p>1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1117">
            <text:p>111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5">
            <text:p>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361">
            <text:p>36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1749">
            <text:p>1749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7">
            <text:p>7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1611">
            <text:p>161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7">
            <text:p>7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1453">
            <text:p>145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8">
            <text:p>8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7">
            <text:p>7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1167">
            <text:p>1167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9">
            <text:p>9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7">
            <text:p>7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1539">
            <text:p>1539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9">
            <text:p>9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7">
            <text:p>7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1181">
            <text:p>118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9">
            <text:p>9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7">
            <text:p>7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1737">
            <text:p>1737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9">
            <text:p>9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7">
            <text:p>7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1531">
            <text:p>153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9">
            <text:p>9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7">
            <text:p>7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1396">
            <text:p>1396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9">
            <text:p>9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1050">
            <text:p>105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9">
            <text:p>9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1025">
            <text:p>102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9">
            <text:p>9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40">
            <text:p>-4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972">
            <text:p>972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9">
            <text:p>9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965">
            <text:p>96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7">
            <text:p>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859">
            <text:p>859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7">
            <text:p>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670">
            <text:p>67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7">
            <text:p>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8">
            <text:p>-8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20">
            <text:p>-2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531">
            <text:p>53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7">
            <text:p>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6">
            <text:p>-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19">
            <text:p>-19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488">
            <text:p>488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7">
            <text:p>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19">
            <text:p>-19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412">
            <text:p>412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7">
            <text:p>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19">
            <text:p>-19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294">
            <text:p>294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7">
            <text:p>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19">
            <text:p>-19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275">
            <text:p>27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7">
            <text:p>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9">
            <text:p>-39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811">
            <text:p>81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7">
            <text:p>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54">
            <text:p>-5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717">
            <text:p>71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54">
            <text:p>-5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526">
            <text:p>526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5">
            <text:p>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4">
            <text:p>-3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70">
            <text:p>7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5">
            <text:p>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4">
            <text:p>-3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474">
            <text:p>47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5">
            <text:p>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4">
            <text:p>-3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908">
            <text:p>908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5">
            <text:p>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4">
            <text:p>-3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694">
            <text:p>69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5">
            <text:p>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9">
            <text:p>-39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601">
            <text:p>60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5">
            <text:p>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9">
            <text:p>-39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481">
            <text:p>48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5">
            <text:p>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5">
            <text:p>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9">
            <text:p>-39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513">
            <text:p>513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5">
            <text:p>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5">
            <text:p>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54">
            <text:p>-5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379">
            <text:p>379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9">
            <text:p>-3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567">
            <text:p>56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9">
            <text:p>-3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679">
            <text:p>67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9">
            <text:p>-3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749">
            <text:p>74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8">
            <text:p>-8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9">
            <text:p>-3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351">
            <text:p>35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8">
            <text:p>-8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9">
            <text:p>-3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607">
            <text:p>60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8">
            <text:p>-8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9">
            <text:p>-3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449">
            <text:p>44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8">
            <text:p>-8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54">
            <text:p>-5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70">
            <text:p>7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8">
            <text:p>-8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54">
            <text:p>-5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566">
            <text:p>566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8">
            <text:p>-8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54">
            <text:p>-5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849">
            <text:p>84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10">
            <text:p>1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8">
            <text:p>-8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54">
            <text:p>-5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768">
            <text:p>768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10">
            <text:p>1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8">
            <text:p>-8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44">
            <text:p>-4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466">
            <text:p>466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8">
            <text:p>-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1558">
            <text:p>155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8">
            <text:p>-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5">
            <text:p>-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1026">
            <text:p>102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10">
            <text:p>1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8">
            <text:p>-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5">
            <text:p>-3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725">
            <text:p>72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10">
            <text:p>1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8">
            <text:p>-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5">
            <text:p>-3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415">
            <text:p>41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10">
            <text:p>1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8">
            <text:p>-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53">
            <text:p>-5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507">
            <text:p>50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10">
            <text:p>1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8">
            <text:p>-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53">
            <text:p>-5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513">
            <text:p>51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8">
            <text:p>-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53">
            <text:p>-5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805">
            <text:p>80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8">
            <text:p>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8">
            <text:p>-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45">
            <text:p>-4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326">
            <text:p>32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8">
            <text:p>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8">
            <text:p>-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3">
            <text:p>-3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840">
            <text:p>84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MANIJA INT.APERT.PTA.DER.311CDI</text:p>
          </table:table-cell>
          <table:table-cell office:value-type="string">
            <text:p><text:s/>000007270137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8">
            <text:p>-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3">
            <text:p>-3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533">
            <text:p>53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13">
            <text:p>1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MANIJA INT.APERT.PTA.DER.311CDI</text:p>
          </table:table-cell>
          <table:table-cell office:value-type="string">
            <text:p><text:s/>000007270137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8">
            <text:p>-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3">
            <text:p>-3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638">
            <text:p>63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9">
            <text:p>9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11">
            <text:p>1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MANIJA INT.APERT.PTA.DER.311CDI</text:p>
          </table:table-cell>
          <table:table-cell office:value-type="string">
            <text:p><text:s/>000007270137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8">
            <text:p>-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3">
            <text:p>-3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742">
            <text:p>74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9">
            <text:p>9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11">
            <text:p>1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MANIJA INT.APERT.PTA.DER.311CDI</text:p>
          </table:table-cell>
          <table:table-cell office:value-type="string">
            <text:p><text:s/>000007270137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8">
            <text:p>-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3">
            <text:p>-3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368">
            <text:p>36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8">
            <text:p>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11">
            <text:p>1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MANIJA INT.APERT.PTA.DER.311CDI</text:p>
          </table:table-cell>
          <table:table-cell office:value-type="string">
            <text:p><text:s/>000007270137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8">
            <text:p>-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3">
            <text:p>-3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672">
            <text:p>67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11">
            <text:p>1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MANIJA INT.APERT.PTA.DER.311CDI</text:p>
          </table:table-cell>
          <table:table-cell office:value-type="string">
            <text:p><text:s/>000007270137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8">
            <text:p>-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53">
            <text:p>-5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451">
            <text:p>45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10">
            <text:p>1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11">
            <text:p>1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MANIJA INT.APERT.PTA.DER.311CDI</text:p>
          </table:table-cell>
          <table:table-cell office:value-type="string">
            <text:p><text:s/>000007270137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8">
            <text:p>-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3">
            <text:p>-3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821">
            <text:p>82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9">
            <text:p>9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MANIJA INT.APERT.PTA.DER.311CDI</text:p>
          </table:table-cell>
          <table:table-cell office:value-type="string">
            <text:p><text:s/>000007270137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9">
            <text:p>-9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3">
            <text:p>-3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725">
            <text:p>72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14">
            <text:p>1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MANIJA INT.APERT.PTA.DER.311CDI</text:p>
          </table:table-cell>
          <table:table-cell office:value-type="string">
            <text:p><text:s/>000007270137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9">
            <text:p>-9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3">
            <text:p>-3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325">
            <text:p>32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9">
            <text:p>9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14">
            <text:p>1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MANIJA INT.APERT.PTA.DER.311CDI</text:p>
          </table:table-cell>
          <table:table-cell office:value-type="string">
            <text:p><text:s/>000007270137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9">
            <text:p>-9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3">
            <text:p>-3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1434">
            <text:p>143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5">
            <text:p>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14">
            <text:p>1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MANIJA INT.APERT.PTA.DER.311CDI</text:p>
          </table:table-cell>
          <table:table-cell office:value-type="string">
            <text:p><text:s/>000007270137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9">
            <text:p>-9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53">
            <text:p>-5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1179">
            <text:p>1179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14">
            <text:p>1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MANIJA INT.APERT.PTA.DER.311CDI</text:p>
          </table:table-cell>
          <table:table-cell office:value-type="string">
            <text:p><text:s/>000007270137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I</text:p>
          </table:table-cell>
          <table:table-cell office:value-type="string">
            <text:p><text:s/>001687271130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9">
            <text:p>-9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13">
            <text:p>-1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1049">
            <text:p>1049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10">
            <text:p>1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14">
            <text:p>1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MANIJA INT.APERT.PTA.DER.311CDI</text:p>
          </table:table-cell>
          <table:table-cell office:value-type="string">
            <text:p><text:s/>000007270137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I</text:p>
          </table:table-cell>
          <table:table-cell office:value-type="string">
            <text:p><text:s/>001687271130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9">
            <text:p>-9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13">
            <text:p>-1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5">
            <text:p>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820">
            <text:p>82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11">
            <text:p>1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12">
            <text:p>1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MANIJA INT.APERT.PTA.DER.311CDI</text:p>
          </table:table-cell>
          <table:table-cell office:value-type="string">
            <text:p><text:s/>000007270137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I</text:p>
          </table:table-cell>
          <table:table-cell office:value-type="string">
            <text:p><text:s/>0016872711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9">
            <text:p>-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13">
            <text:p>-1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843">
            <text:p>84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12">
            <text:p>1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MANIJA INT.APERT.PTA.DER.311CDI</text:p>
          </table:table-cell>
          <table:table-cell office:value-type="string">
            <text:p><text:s/>000007270137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I</text:p>
          </table:table-cell>
          <table:table-cell office:value-type="string">
            <text:p><text:s/>0016872711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9">
            <text:p>-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1411">
            <text:p>141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7">
            <text:p>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MANIJA INT.APERT.PTA.IZQ.311CDI</text:p>
          </table:table-cell>
          <table:table-cell office:value-type="string">
            <text:p><text:s/>000007270037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12">
            <text:p>1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MANIJA INT.APERT.PTA.DER.311CDI</text:p>
          </table:table-cell>
          <table:table-cell office:value-type="string">
            <text:p><text:s/>000007270137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M CLIP DE REVEST. PUERTA IZQ.</text:p>
          </table:table-cell>
          <table:table-cell office:value-type="string">
            <text:p><text:s/>000007270346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CLIP DE REVEST. PUERTA DER.</text:p>
          </table:table-cell>
          <table:table-cell office:value-type="string">
            <text:p><text:s/>000007270446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I</text:p>
          </table:table-cell>
          <table:table-cell office:value-type="string">
            <text:p><text:s/>0016872711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9">
            <text:p>-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1382">
            <text:p>138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MANIJA INT.APERT.PTA.IZQ.311CDI</text:p>
          </table:table-cell>
          <table:table-cell office:value-type="string">
            <text:p><text:s/>000007270037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12">
            <text:p>1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MANIJA INT.APERT.PTA.DER.311CDI</text:p>
          </table:table-cell>
          <table:table-cell office:value-type="string">
            <text:p><text:s/>000007270137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M CLIP DE REVEST. PUERTA IZQ.</text:p>
          </table:table-cell>
          <table:table-cell office:value-type="string">
            <text:p><text:s/>000007270346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CLIP DE REVEST. PUERTA DER.</text:p>
          </table:table-cell>
          <table:table-cell office:value-type="string">
            <text:p><text:s/>000007270446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I</text:p>
          </table:table-cell>
          <table:table-cell office:value-type="string">
            <text:p><text:s/>0016872711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9">
            <text:p>-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1091">
            <text:p>109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MANIJA INT.APERT.PTA.IZQ.311CDI</text:p>
          </table:table-cell>
          <table:table-cell office:value-type="string">
            <text:p><text:s/>000007270037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12">
            <text:p>1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MANIJA INT.APERT.PTA.DER.311CDI</text:p>
          </table:table-cell>
          <table:table-cell office:value-type="string">
            <text:p><text:s/>000007270137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M CLIP DE REVEST. PUERTA IZQ.</text:p>
          </table:table-cell>
          <table:table-cell office:value-type="string">
            <text:p><text:s/>000007270346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CLIP DE REVEST. PUERTA DER.</text:p>
          </table:table-cell>
          <table:table-cell office:value-type="string">
            <text:p><text:s/>000007270446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I</text:p>
          </table:table-cell>
          <table:table-cell office:value-type="string">
            <text:p><text:s/>0016872711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IZQUIERDA</text:p>
          </table:table-cell>
          <table:table-cell office:value-type="string">
            <text:p><text:s/>0016872723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9">
            <text:p>-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939">
            <text:p>93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9">
            <text:p>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MANIJA INT.APERT.PTA.IZQ.311CDI</text:p>
          </table:table-cell>
          <table:table-cell office:value-type="string">
            <text:p><text:s/>000007270037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MANIJA INT.APERT.PTA.DER.311CDI</text:p>
          </table:table-cell>
          <table:table-cell office:value-type="string">
            <text:p><text:s/>000007270137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M CLIP DE REVEST. PUERTA IZQ.</text:p>
          </table:table-cell>
          <table:table-cell office:value-type="string">
            <text:p><text:s/>000007270346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CLIP DE REVEST. PUERTA DER.</text:p>
          </table:table-cell>
          <table:table-cell office:value-type="string">
            <text:p><text:s/>000007270446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I</text:p>
          </table:table-cell>
          <table:table-cell office:value-type="string">
            <text:p><text:s/>0016872711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IZQUIERDA</text:p>
          </table:table-cell>
          <table:table-cell office:value-type="string">
            <text:p><text:s/>0016872723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9">
            <text:p>-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5">
            <text:p>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828">
            <text:p>82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MANIJA INT.APERT.PTA.IZQ.311CDI</text:p>
          </table:table-cell>
          <table:table-cell office:value-type="string">
            <text:p><text:s/>000007270037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MANIJA INT.APERT.PTA.DER.311CDI</text:p>
          </table:table-cell>
          <table:table-cell office:value-type="string">
            <text:p><text:s/>000007270137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M CLIP DE REVEST. PUERTA IZQ.</text:p>
          </table:table-cell>
          <table:table-cell office:value-type="string">
            <text:p><text:s/>000007270346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CLIP DE REVEST. PUERTA DER.</text:p>
          </table:table-cell>
          <table:table-cell office:value-type="string">
            <text:p><text:s/>000007270446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I</text:p>
          </table:table-cell>
          <table:table-cell office:value-type="string">
            <text:p><text:s/>0016872711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IZQUIERDA</text:p>
          </table:table-cell>
          <table:table-cell office:value-type="string">
            <text:p><text:s/>0016872723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9">
            <text:p>-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453">
            <text:p>45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MANIJA INT.APERT.PTA.IZQ.311CDI</text:p>
          </table:table-cell>
          <table:table-cell office:value-type="string">
            <text:p><text:s/>000007270037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MANIJA INT.APERT.PTA.DER.311CDI</text:p>
          </table:table-cell>
          <table:table-cell office:value-type="string">
            <text:p><text:s/>000007270137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M CLIP DE REVEST. PUERTA IZQ.</text:p>
          </table:table-cell>
          <table:table-cell office:value-type="string">
            <text:p><text:s/>000007270346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CLIP DE REVEST. PUERTA DER.</text:p>
          </table:table-cell>
          <table:table-cell office:value-type="string">
            <text:p><text:s/>000007270446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I</text:p>
          </table:table-cell>
          <table:table-cell office:value-type="string">
            <text:p><text:s/>0016872711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IZQUIERDA</text:p>
          </table:table-cell>
          <table:table-cell office:value-type="string">
            <text:p><text:s/>0016872723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9">
            <text:p>-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453">
            <text:p>45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MANIJA INT.APERT.PTA.IZQ.311CDI</text:p>
          </table:table-cell>
          <table:table-cell office:value-type="string">
            <text:p><text:s/>000007270037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MANIJA INT.APERT.PTA.DER.311CDI</text:p>
          </table:table-cell>
          <table:table-cell office:value-type="string">
            <text:p><text:s/>000007270137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M CLIP DE REVEST. PUERTA IZQ.</text:p>
          </table:table-cell>
          <table:table-cell office:value-type="string">
            <text:p><text:s/>000007270346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CLIP DE REVEST. PUERTA DER.</text:p>
          </table:table-cell>
          <table:table-cell office:value-type="string">
            <text:p><text:s/>000007270446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I</text:p>
          </table:table-cell>
          <table:table-cell office:value-type="string">
            <text:p><text:s/>0016872711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IZQUIERDA</text:p>
          </table:table-cell>
          <table:table-cell office:value-type="string">
            <text:p><text:s/>0016872723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9">
            <text:p>-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453">
            <text:p>45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MANIJA INT.APERT.PTA.IZQ.311CDI</text:p>
          </table:table-cell>
          <table:table-cell office:value-type="string">
            <text:p><text:s/>000007270037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MANIJA INT.APERT.PTA.DER.311CDI</text:p>
          </table:table-cell>
          <table:table-cell office:value-type="string">
            <text:p><text:s/>000007270137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M CLIP DE REVEST. PUERTA IZQ.</text:p>
          </table:table-cell>
          <table:table-cell office:value-type="string">
            <text:p><text:s/>000007270346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CLIP DE REVEST. PUERTA DER.</text:p>
          </table:table-cell>
          <table:table-cell office:value-type="string">
            <text:p><text:s/>000007270446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I</text:p>
          </table:table-cell>
          <table:table-cell office:value-type="string">
            <text:p><text:s/>0016872711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IZQUIERDA</text:p>
          </table:table-cell>
          <table:table-cell office:value-type="string">
            <text:p><text:s/>0016872723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9">
            <text:p>-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453">
            <text:p>45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MANIJA INT.APERT.PTA.IZQ.311CDI</text:p>
          </table:table-cell>
          <table:table-cell office:value-type="string">
            <text:p><text:s/>000007270037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1 ASIDERO</text:p>
          </table:table-cell>
          <table:table-cell office:value-type="string">
            <text:p><text:s/>000007270080000000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MANIJA INT.APERT.PTA.DER.311CDI</text:p>
          </table:table-cell>
          <table:table-cell office:value-type="string">
            <text:p><text:s/>000007270137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M CLIP DE REVEST. PUERTA IZQ.</text:p>
          </table:table-cell>
          <table:table-cell office:value-type="string">
            <text:p><text:s/>000007270346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1 CLIP DE REVEST. PUERTA DER.</text:p>
          </table:table-cell>
          <table:table-cell office:value-type="string">
            <text:p><text:s/>000007270446000000000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I</text:p>
          </table:table-cell>
          <table:table-cell office:value-type="string">
            <text:p><text:s/>0016872711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D</text:p>
          </table:table-cell>
          <table:table-cell office:value-type="string">
            <text:p><text:s/>0016872712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 JUNTA DE PUERTA IZQUIERDA</text:p>
          </table:table-cell>
          <table:table-cell office:value-type="string">
            <text:p><text:s/>001687272330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IZQUIERDA</text:p>
          </table:table-cell>
          <table:table-cell office:value-type="string">
            <text:p><text:s/>0020372701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C CUBIERTA ALTAVOZ DERECHA</text:p>
          </table:table-cell>
          <table:table-cell office:value-type="string">
            <text:p><text:s/>002037270288007D43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C PERFIL IZQ.</text:p>
          </table:table-cell>
          <table:table-cell office:value-type="string">
            <text:p><text:s/>002037270735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BURLETE DE PUERTA IZQ.MB608</text:p>
          </table:table-cell>
          <table:table-cell office:value-type="string">
            <text:p><text:s/>003097270230000000555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00</text:p>
          </table:table-cell>
          <table:table-cell table:style-name="Default" office:value-type="float" office:value="-2">
            <text:p>-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BURLETE DE PUERTA DER.MB608</text:p>
          </table:table-cell>
          <table:table-cell office:value-type="string">
            <text:p><text:s/>00309727033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MARCO PORTA DOCUMENTO 1114</text:p>
          </table:table-cell>
          <table:table-cell office:value-type="string">
            <text:p><text:s/>003417277050000000045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098000000555</text:p>
          </table:table-cell>
          <table:table-cell table:style-name="Default" office:value-type="float" office:value="-7">
            <text:p>-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ERFIL DE GOMA</text:p>
          </table:table-cell>
          <table:table-cell office:value-type="string">
            <text:p><text:s/>00341727719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JGO. GOMAS ZOCALO</text:p>
          </table:table-cell>
          <table:table-cell office:value-type="string">
            <text:p><text:s/>003417277198000000555</text:p>
          </table:table-cell>
          <table:table-cell table:style-name="Default" office:value-type="float" office:value="-9">
            <text:p>-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IZQ.M/N.</text:p>
          </table:table-cell>
          <table:table-cell office:value-type="string">
            <text:p><text:s/>0034472700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TAPIZADO PTA.DER.M/N.</text:p>
          </table:table-cell>
          <table:table-cell office:value-type="string">
            <text:p><text:s/>00344727017100000004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B TAPA SOP.ESPEJO DER.</text:p>
          </table:table-cell>
          <table:table-cell office:value-type="string">
            <text:p><text:s/>00631727014800000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SIDERO PUERTA IZQUIERDA</text:p>
          </table:table-cell>
          <table:table-cell office:value-type="string">
            <text:p><text:s/>006387270580007C52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SQUILLO</text:p>
          </table:table-cell>
          <table:table-cell office:value-type="string">
            <text:p><text:s/>006887277017000000000</text:p>
          </table:table-cell>
          <table:table-cell table:style-name="Default" office:value-type="float" office:value="-3">
            <text:p>-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7695000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</text:p>
          </table:table-cell>
          <table:table-cell office:value-type="string">
            <text:p><text:s/>00688727706400865000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IP</text:p>
          </table:table-cell>
          <table:table-cell office:value-type="string">
            <text:p><text:s/>006887277446000000000</text:p>
          </table:table-cell>
          <table:table-cell table:style-name="Default" office:value-type="float" office:value="453">
            <text:p>45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0000000</text:p>
          </table:table-cell>
          <table:table-cell table:style-name="Default" office:value-type="float" office:value="6">
            <text:p>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LSA DE PUERTA MB L1620/1632</text:p>
          </table:table-cell>
          <table:table-cell office:value-type="string">
            <text:p><text:s/>006947277064005018000</text:p>
          </table:table-cell>
          <table:table-cell table:style-name="Default" office:value-type="float" office:value="2">
            <text:p>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188000000000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1 CUBIERTA ASIDERO</text:p>
          </table:table-cell>
          <table:table-cell office:value-type="string">
            <text:p><text:s/>009017270288000000000</text:p>
          </table:table-cell>
          <table:table-cell table:style-name="Default" office:value-type="float" office:value="-1">
            <text:p>-1</text:p>
          </table:table-cell>
        </table:table-row>
        <table:table-row table:style-name="ro1" table:number-rows-repeated="63634">
          <table:table-cell table:number-columns-repeated="13"/>
        </table:table-row>
        <table:table-row table:style-name="ro1">
          <table:table-cell table:number-columns-repeated="13"/>
        </table:table-row>
      </table:table>
      <table:data-pilot-tables>
        <table:data-pilot-table table:name="DataPilot1" table:application-data="" table:target-range-address="'Promedio de Stock por año'.E1:'Promedio de Stock por año'.O30" table:buttons="'Promedio de Stock por año'.E1 'Promedio de Stock por año'.E2 'Promedio de Stock por año'.E5 'Promedio de Stock por año'.F5 'Promedio de Stock por año'.G4">
          <table:source-cell-range table:cell-range-address="Datos.A1:Datos.M1901"/>
          <table:data-pilot-field table:source-field-name="Proovedor" table:orientation="page" table:selected-page="0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Anio" table:orientation="column" table:used-hierarchy="0" table:function="auto">
            <table:data-pilot-level table:show-empty="false">
              <table:data-pilot-members>
                <table:data-pilot-member table:name="2000" table:display="true" table:show-details="false"/>
                <table:data-pilot-member table:name="2001" table:display="true" table:show-details="false"/>
                <table:data-pilot-member table:name="2002" table:display="true" table:show-details="false"/>
                <table:data-pilot-member table:name="2003" table:display="true" table:show-details="false"/>
                <table:data-pilot-member table:name="2004" table:display="true" table:show-details="false"/>
                <table:data-pilot-member table:name="2005" table:display="true" table:show-details="false"/>
                <table:data-pilot-member table:name="2006" table:display="true" table:show-details="false"/>
                <table:data-pilot-member table:name="2007" table:display="true" table:show-details="false"/>
                <table:data-pilot-member table:name="Total" table:display="true" table:show-details="fals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Codig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Descripcion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tock" table:orientation="data" table:used-hierarchy="0" table:function="average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Mes" table:orientation="column" table:used-hierarchy="-1" table:function="auto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s" fo:country="A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o_20_de_20_Datos_20_Campo" style:display-name="Piloto de Datos Campo" style:family="table-cell" style:parent-style-name="Default"/>
    <style:style style:name="Piloto_20_de_20_Datos_20_Ángulo" style:display-name="Piloto de Datos Ángulo" style:family="table-cell" style:parent-style-name="Default"/>
    <style:style style:name="Piloto_20_de_20_Datos_20_Valor" style:display-name="Piloto de Datos Valor" style:family="table-cell" style:parent-style-name="Default"/>
    <style:style style:name="Categoría_20_del_20_Piloto_20_de_20_Datos" style:display-name="Categoría del Piloto de Datos" style:family="table-cell" style:parent-style-name="Default">
      <style:table-cell-properties style:text-align-source="fix" style:repeat-content="false"/>
      <style:paragraph-properties fo:text-align="start"/>
    </style:style>
    <style:style style:name="Piloto_20_de_20_Datos_20_Título" style:display-name="Piloto de Datos Título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loto_20_de_20_Datos_20_Resultado" style:display-name="Piloto de Datos Resultado" style:family="table-cell" style:parent-style-name="Default">
      <style:text-properties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4">24/08/2007</text:date>, <text:time>11:28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8-20T19:16:12</meta:creation-date>
    <dc:date>2007-08-24T11:28:52</dc:date>
    <dc:language>es-AR</dc:language>
    <meta:editing-cycles>3</meta:editing-cycles>
    <meta:editing-duration>PT1H26M32S</meta:editing-duration>
    <meta:user-defined meta:name="Info 1"/>
    <meta:user-defined meta:name="Info 2"/>
    <meta:user-defined meta:name="Info 3"/>
    <meta:user-defined meta:name="Info 4"/>
    <meta:document-statistic meta:table-count="2" meta:cell-count="249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5pt" fo:font-weight="bold" style:font-family-asian="'DejaVu Sans'" style:font-family-generic-asian="system" style:font-pitch-asian="variable" style:font-size-asian="34.7000007629395pt" style:font-family-complex="'DejaVu Sans'" style:font-family-generic-complex="system" style:font-pitch-complex="variable" style:font-size-complex="34.7000007629395pt"/>
    </style:style>
    <style:style style:name="ch3" style:family="chart">
      <style:graphic-properties draw:fill="solid" draw:fill-color="#d9d9d9" draw:fill-image-width="0cm" draw:fill-image-height="0cm"/>
      <style:text-properties fo:font-family="'DejaVu Sans'" style:font-family-generic="swiss" style:font-pitch="variable" fo:font-size="8pt" style:font-family-asian="'DejaVu Sans'" style:font-family-generic-asian="system" style:font-pitch-asian="variable" style:font-size-asian="10.8000001907349pt" style:font-family-complex="'DejaVu Sans'" style:font-family-generic-complex="system" style:font-pitch-complex="variable" style:font-size-complex="10.8000001907349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5pt" style:font-family-asian="'DejaVu Sans'" style:font-family-generic-asian="system" style:font-pitch-asian="variable" style:font-size-asian="18.6000003814697pt" style:font-family-complex="'DejaVu Sans'" style:font-family-generic-complex="system" style:font-pitch-complex="variable" style:font-size-complex="18.6000003814697pt"/>
    </style:style>
    <style:style style:name="ch6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5pt" fo:font-weight="bold" style:font-family-asian="'DejaVu Sans'" style:font-family-generic-asian="system" style:font-pitch-asian="variable" style:font-size-asian="24pt" style:font-family-complex="'DejaVu Sans'" style:font-family-generic-complex="system" style:font-pitch-complex="variable" style:font-size-complex="24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5pt" style:font-family-asian="'DejaVu Sans'" style:font-family-generic-asian="system" style:font-pitch-asian="variable" style:font-size-asian="18.6000003814697pt" style:font-family-complex="'DejaVu Sans'" style:font-family-generic-complex="system" style:font-pitch-complex="variable" style:font-size-complex="18.600000381469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DejaVu Sans'" style:font-family-generic="swiss" style:font-pitch="variable" fo:font-size="15.8999996185303pt" style:font-family-asian="'DejaVu Sans'" style:font-family-generic-asian="system" style:font-pitch-asian="variable" style:font-size-asian="15.8999996185303pt" style:font-family-complex="'DejaVu Sans'" style:font-family-generic-complex="system" style:font-pitch-complex="variable" style:font-size-complex="15.899999618530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DejaVu Sans'" style:font-family-generic="swiss" style:font-pitch="variable" fo:font-size="15.8999996185303pt" style:font-family-asian="'DejaVu Sans'" style:font-family-generic-asian="system" style:font-pitch-asian="variable" style:font-size-asian="15.8999996185303pt" style:font-family-complex="'DejaVu Sans'" style:font-family-generic-complex="system" style:font-pitch-complex="variable" style:font-size-complex="15.8999996185303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666666" draw:fill-color="#666666"/>
      <style:text-properties fo:font-family="'DejaVu Sans'" style:font-family-generic="swiss" style:font-pitch="variable" fo:font-size="15.8999996185303pt" style:font-family-asian="'DejaVu Sans'" style:font-family-generic-asian="system" style:font-pitch-asian="variable" style:font-size-asian="15.8999996185303pt" style:font-family-complex="'DejaVu Sans'" style:font-family-generic-complex="system" style:font-pitch-complex="variable" style:font-size-complex="15.8999996185303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6b4794" draw:fill-color="#6b4794"/>
      <style:text-properties fo:font-family="'DejaVu Sans'" style:font-family-generic="swiss" style:font-pitch="variable" fo:font-size="15.8999996185303pt" style:font-family-asian="'DejaVu Sans'" style:font-family-generic-asian="system" style:font-pitch-asian="variable" style:font-size-asian="15.8999996185303pt" style:font-family-complex="'DejaVu Sans'" style:font-family-generic-complex="system" style:font-pitch-complex="variable" style:font-size-complex="15.8999996185303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280099" draw:fill-color="#280099"/>
      <style:text-properties fo:font-family="'DejaVu Sans'" style:font-family-generic="swiss" style:font-pitch="variable" fo:font-size="15.8999996185303pt" style:font-family-asian="'DejaVu Sans'" style:font-family-generic-asian="system" style:font-pitch-asian="variable" style:font-size-asian="15.8999996185303pt" style:font-family-complex="'DejaVu Sans'" style:font-family-generic-complex="system" style:font-pitch-complex="variable" style:font-size-complex="15.8999996185303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7da647" draw:fill-color="#7da647"/>
      <style:text-properties fo:font-family="'DejaVu Sans'" style:font-family-generic="swiss" style:font-pitch="variable" fo:font-size="15.8999996185303pt" style:font-family-asian="'DejaVu Sans'" style:font-family-generic-asian="system" style:font-pitch-asian="variable" style:font-size-asian="15.8999996185303pt" style:font-family-complex="'DejaVu Sans'" style:font-family-generic-complex="system" style:font-pitch-complex="variable" style:font-size-complex="15.8999996185303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e6e64c" draw:fill-color="#e6e64c"/>
      <style:text-properties fo:font-family="'DejaVu Sans'" style:font-family-generic="swiss" style:font-pitch="variable" fo:font-size="15.8999996185303pt" style:font-family-asian="'DejaVu Sans'" style:font-family-generic-asian="system" style:font-pitch-asian="variable" style:font-size-asian="15.8999996185303pt" style:font-family-complex="'DejaVu Sans'" style:font-family-generic-complex="system" style:font-pitch-complex="variable" style:font-size-complex="15.8999996185303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9966" draw:fill-color="#ff9966"/>
      <style:text-properties fo:font-family="'DejaVu Sans'" style:font-family-generic="swiss" style:font-pitch="variable" fo:font-size="15.8999996185303pt" style:font-family-asian="'DejaVu Sans'" style:font-family-generic-asian="system" style:font-pitch-asian="variable" style:font-size-asian="15.8999996185303pt" style:font-family-complex="'DejaVu Sans'" style:font-family-generic-complex="system" style:font-pitch-complex="variable" style:font-size-complex="15.8999996185303pt"/>
    </style:style>
    <style:style style:name="ch1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80" draw:fill-color="#000080"/>
      <style:text-properties fo:font-family="'DejaVu Sans'" style:font-family-generic="swiss" style:font-pitch="variable" fo:font-size="15.8999996185303pt" style:font-family-asian="'DejaVu Sans'" style:font-family-generic-asian="system" style:font-pitch-asian="variable" style:font-size-asian="15.8999996185303pt" style:font-family-complex="'DejaVu Sans'" style:font-family-generic-complex="system" style:font-pitch-complex="variable" style:font-size-complex="15.8999996185303pt"/>
    </style:style>
    <style:style style:name="ch1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0ff" draw:fill-color="#fff0ff"/>
      <style:text-properties fo:font-family="'DejaVu Sans'" style:font-family-generic="swiss" style:font-pitch="variable" fo:font-size="15.8999996185303pt" style:font-family-asian="'DejaVu Sans'" style:font-family-generic-asian="system" style:font-pitch-asian="variable" style:font-size-asian="15.8999996185303pt" style:font-family-complex="'DejaVu Sans'" style:font-family-generic-complex="system" style:font-pitch-complex="variable" style:font-size-complex="15.8999996185303pt"/>
    </style:style>
    <style:style style:name="ch1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ffff" draw:fill-color="#00ffff"/>
      <style:text-properties fo:font-family="'DejaVu Sans'" style:font-family-generic="swiss" style:font-pitch="variable" fo:font-size="15.8999996185303pt" style:font-family-asian="'DejaVu Sans'" style:font-family-generic-asian="system" style:font-pitch-asian="variable" style:font-size-asian="15.8999996185303pt" style:font-family-complex="'DejaVu Sans'" style:font-family-generic-complex="system" style:font-pitch-complex="variable" style:font-size-complex="15.8999996185303pt"/>
    </style:style>
    <style:style style:name="ch1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99ff" draw:fill-color="#9999ff"/>
      <style:text-properties fo:font-family="'DejaVu Sans'" style:font-family-generic="swiss" style:font-pitch="variable" fo:font-size="15.8999996185303pt" style:font-family-asian="'DejaVu Sans'" style:font-family-generic-asian="system" style:font-pitch-asian="variable" style:font-size-asian="15.8999996185303pt" style:font-family-complex="'DejaVu Sans'" style:font-family-generic-complex="system" style:font-pitch-complex="variable" style:font-size-complex="15.8999996185303pt"/>
    </style:style>
    <style:style style:name="ch2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6f00" draw:fill-color="#ff6f00"/>
      <style:text-properties fo:font-family="'DejaVu Sans'" style:font-family-generic="swiss" style:font-pitch="variable" fo:font-size="15.8999996185303pt" style:font-family-asian="'DejaVu Sans'" style:font-family-generic-asian="system" style:font-pitch-asian="variable" style:font-size-asian="15.8999996185303pt" style:font-family-complex="'DejaVu Sans'" style:font-family-generic-complex="system" style:font-pitch-complex="variable" style:font-size-complex="15.8999996185303pt"/>
    </style:style>
    <style:style style:name="ch2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ff9966" draw:marker-start-width="0.35cm" draw:marker-end-width="0.35cm" draw:fill-color="#ff9966"/>
      <style:text-properties fo:font-family="'DejaVu Sans'" style:font-family-generic="swiss" style:font-pitch="variable" fo:font-size="15.8999996185303pt" style:font-family-asian="'DejaVu Sans'" style:font-family-generic-asian="system" style:font-pitch-asian="variable" style:font-size-asian="15.8999996185303pt" style:font-family-complex="'DejaVu Sans'" style:font-family-generic-complex="system" style:font-pitch-complex="variable" style:font-size-complex="15.8999996185303pt"/>
    </style:style>
    <style:style style:name="ch22" style:family="chart">
      <style:graphic-properties draw:stroke="none" draw:fill="solid" draw:fill-color="#d9d9d9"/>
    </style:style>
    <style:style style:name="ch23" style:family="chart">
      <style:graphic-properties draw:stroke="none" draw:fill-color="#999999"/>
    </style:style>
  </office:automatic-styles>
  <office:body>
    <office:chart>
      <chart:chart svg:width="15.324cm" svg:height="18.66cm" chart:class="chart:line" chart:style-name="ch1">
        <chart:title svg:x="4.096cm" svg:y="0.372cm" chart:style-name="ch2">
          <text:p>Stock promedio por año</text:p>
        </chart:title>
        <chart:legend chart:legend-position="bottom" svg:x="0.636cm" svg:y="13.669cm" chart:style-name="ch3"/>
        <chart:plot-area chart:style-name="ch4" table:cell-range-address="'Promedio de Stock por año'.$F$5:.$N$29" chart:data-source-has-labels="both" chart:table-number-list="0" svg:x="0.306cm" svg:y="1.734cm" svg:width="14.712cm" svg:height="11.192cm">
          <chart:axis chart:dimension="x" chart:name="primary-x" chart:style-name="ch5">
            <chart:title svg:x="7.748cm" svg:y="12.3cm" chart:style-name="ch6">
              <text:p>Años</text:p>
            </chart:title>
            <chart:categories table:cell-range-address="local-table.A2:.A9"/>
          </chart:axis>
          <chart:axis chart:dimension="y" chart:name="primary-y" chart:style-name="ch7">
            <chart:title svg:x="0.306cm" svg:y="7.95cm" chart:style-name="ch6">
              <text:p>Unidades</text:p>
            </chart:title>
            <chart:grid chart:class="major"/>
          </chart:axis>
          <chart:series chart:style-name="ch8">
            <chart:data-point chart:repeated="8"/>
          </chart:series>
          <chart:series chart:style-name="ch9">
            <chart:data-point chart:repeated="8"/>
          </chart:series>
          <chart:series chart:style-name="ch10">
            <chart:data-point chart:repeated="8"/>
          </chart:series>
          <chart:series chart:style-name="ch11">
            <chart:data-point chart:repeated="8"/>
          </chart:series>
          <chart:series chart:style-name="ch12">
            <chart:data-point chart:repeated="8"/>
          </chart:series>
          <chart:series chart:style-name="ch13">
            <chart:data-point chart:repeated="8"/>
          </chart:series>
          <chart:series chart:style-name="ch14">
            <chart:data-point chart:repeated="8"/>
          </chart:series>
          <chart:series chart:style-name="ch15">
            <chart:data-point chart:repeated="8"/>
          </chart:series>
          <chart:series chart:style-name="ch16">
            <chart:data-point chart:repeated="8"/>
          </chart:series>
          <chart:series chart:style-name="ch17">
            <chart:data-point chart:repeated="8"/>
          </chart:series>
          <chart:series chart:style-name="ch18">
            <chart:data-point chart:repeated="8"/>
          </chart:series>
          <chart:series chart:style-name="ch19">
            <chart:data-point chart:repeated="8"/>
          </chart:series>
          <chart:series chart:style-name="ch20">
            <chart:data-point chart:repeated="8"/>
          </chart:series>
          <chart:series chart:style-name="ch9">
            <chart:data-point chart:repeated="8"/>
          </chart:series>
          <chart:series chart:style-name="ch10">
            <chart:data-point chart:repeated="8"/>
          </chart:series>
          <chart:series chart:style-name="ch11">
            <chart:data-point chart:repeated="8"/>
          </chart:series>
          <chart:series chart:style-name="ch12">
            <chart:data-point chart:repeated="8"/>
          </chart:series>
          <chart:series chart:style-name="ch13">
            <chart:data-point chart:repeated="8"/>
          </chart:series>
          <chart:series chart:style-name="ch14">
            <chart:data-point chart:repeated="8"/>
          </chart:series>
          <chart:series chart:style-name="ch21">
            <chart:data-point chart:repeated="8"/>
          </chart:series>
          <chart:series chart:style-name="ch16">
            <chart:data-point chart:repeated="8"/>
          </chart:series>
          <chart:series chart:style-name="ch17">
            <chart:data-point chart:repeated="8"/>
          </chart:series>
          <chart:series chart:style-name="ch18">
            <chart:data-point chart:repeated="8"/>
          </chart:series>
          <chart:series chart:style-name="ch19">
            <chart:data-point chart:repeated="8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  <table:table-cell office:value-type="string">
                <text:p>2005</text:p>
              </table:table-cell>
              <table:table-cell office:value-type="string">
                <text:p>2006</text:p>
              </table:table-cell>
              <table:table-cell office:value-type="string">
                <text:p>2007</text:p>
              </table:table-cell>
            </table:table-row>
          </table:table-header-rows>
          <table:table-rows>
            <table:table-row>
              <table:table-cell office:value-type="string">
                <text:p>T1 MANIJA INT.APERT.PTA.IZQ.311CDI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T1 ASIDERO</text:p>
              </table:table-cell>
              <table:table-cell office:value-type="float" office:value="1.#NAN">
                <text:p>1.#NAN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7.72727272727273">
                <text:p>7.72727272727273</text:p>
              </table:table-cell>
              <table:table-cell office:value-type="float" office:value="6">
                <text:p>6</text:p>
              </table:table-cell>
              <table:table-cell office:value-type="float" office:value="3.90909090909091">
                <text:p>3.90909090909091</text:p>
              </table:table-cell>
              <table:table-cell office:value-type="float" office:value="6.36363636363636">
                <text:p>6.36363636363636</text:p>
              </table:table-cell>
              <table:table-cell office:value-type="float" office:value="12.1818181818182">
                <text:p>12.1818181818182</text:p>
              </table:table-cell>
              <table:table-cell office:value-type="float" office:value="6.54545454545455">
                <text:p>6.54545454545455</text:p>
              </table:table-cell>
            </table:table-row>
            <table:table-row>
              <table:table-cell office:value-type="string">
                <text:p>T1 MANIJA INT.APERT.PTA.DER.311CDI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T1M CLIP DE REVEST. PUERTA IZQ.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1 CLIP DE REVEST. PUERTA DER.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C JUNTA DE PUERTA I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 JUNTA DE PUERTA D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 JUNTA DE PUERTA IZQUIERDA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C CUBIERTA ALTAVOZ IZQUIERDA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C CUBIERTA ALTAVOZ DERECHA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C PERFIL IZQ.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RLETE DE PUERTA IZQ.MB608</text:p>
              </table:table-cell>
              <table:table-cell office:value-type="float" office:value="-1.63636363636364">
                <text:p>-1.6363636363636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BURLETE DE PUERTA DER.MB608</text:p>
              </table:table-cell>
              <table:table-cell office:value-type="float" office:value="-1.72727272727273">
                <text:p>-1.72727272727273</text:p>
              </table:table-cell>
              <table:table-cell office:value-type="float" office:value="-1">
                <text:p>-1</text:p>
              </table:table-cell>
              <table:table-cell office:value-type="float" office:value="-0.545454545454545">
                <text:p>-0.54545454545454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PERFIL DE GOMA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-0.909090909090909">
                <text:p>-0.90909090909090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MB TAPA SOP.ESPEJO DER.</text:p>
              </table:table-cell>
              <table:table-cell office:value-type="float" office:value="0">
                <text:p>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IDERO PUERTA IZQUIERDA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SQUILLO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21.4545454545455">
                <text:p>-21.4545454545455</text:p>
              </table:table-cell>
              <table:table-cell office:value-type="float" office:value="-41.2727272727273">
                <text:p>-41.2727272727273</text:p>
              </table:table-cell>
              <table:table-cell office:value-type="float" office:value="-44.9090909090909">
                <text:p>-44.9090909090909</text:p>
              </table:table-cell>
              <table:table-cell office:value-type="float" office:value="-34.8181818181818">
                <text:p>-34.8181818181818</text:p>
              </table:table-cell>
              <table:table-cell office:value-type="float" office:value="-33">
                <text:p>-33</text:p>
              </table:table-cell>
              <table:table-cell office:value-type="float" office:value="-3.90909090909091">
                <text:p>-3.90909090909091</text:p>
              </table:table-cell>
            </table:table-row>
            <table:table-row>
              <table:table-cell office:value-type="string">
                <text:p>BOLSA DE PUERTA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27272727272727">
                <text:p>1.27272727272727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3.36363636363636">
                <text:p>3.36363636363636</text:p>
              </table:table-cell>
            </table:table-row>
            <table:table-row>
              <table:table-cell office:value-type="string">
                <text:p>BOLSA DE PUERTA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-0.0909090909090909">
                <text:p>-0.0909090909090909</text:p>
              </table:table-cell>
              <table:table-cell office:value-type="float" office:value="-1.63636363636364">
                <text:p>-1.63636363636364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-0.545454545454545">
                <text:p>-0.545454545454545</text:p>
              </table:table-cell>
              <table:table-cell office:value-type="float" office:value="-0.454545454545455">
                <text:p>-0.454545454545455</text:p>
              </table:table-cell>
            </table:table-row>
            <table:table-row>
              <table:table-cell office:value-type="string">
                <text:p>CLIP</text:p>
              </table:table-cell>
              <table:table-cell office:value-type="float" office:value="839.545454545455">
                <text:p>839.545454545455</text:p>
              </table:table-cell>
              <table:table-cell office:value-type="float" office:value="1248.18181818182">
                <text:p>1248.18181818182</text:p>
              </table:table-cell>
              <table:table-cell office:value-type="float" office:value="685.545454545455">
                <text:p>685.545454545455</text:p>
              </table:table-cell>
              <table:table-cell office:value-type="float" office:value="561.272727272727">
                <text:p>561.272727272727</text:p>
              </table:table-cell>
              <table:table-cell office:value-type="float" office:value="556.454545454545">
                <text:p>556.454545454545</text:p>
              </table:table-cell>
              <table:table-cell office:value-type="float" office:value="716.909090909091">
                <text:p>716.909090909091</text:p>
              </table:table-cell>
              <table:table-cell office:value-type="float" office:value="780.545454545455">
                <text:p>780.545454545455</text:p>
              </table:table-cell>
              <table:table-cell office:value-type="float" office:value="796.272727272727">
                <text:p>796.272727272727</text:p>
              </table:table-cell>
            </table:table-row>
            <table:table-row>
              <table:table-cell office:value-type="string">
                <text:p>BOLSA DE PUERTA MB L1620/1632</text:p>
              </table:table-cell>
              <table:table-cell office:value-type="float" office:value="1.36363636363636">
                <text:p>1.36363636363636</text:p>
              </table:table-cell>
              <table:table-cell office:value-type="float" office:value="2">
                <text:p>2</text:p>
              </table:table-cell>
              <table:table-cell office:value-type="float" office:value="1.54545454545455">
                <text:p>1.54545454545455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2.81818181818182">
                <text:p>2.81818181818182</text:p>
              </table:table-cell>
              <table:table-cell office:value-type="float" office:value="4.45454545454545">
                <text:p>4.45454545454545</text:p>
              </table:table-cell>
              <table:table-cell office:value-type="float" office:value="6.54545454545455">
                <text:p>6.54545454545455</text:p>
              </table:table-cell>
              <table:table-cell office:value-type="float" office:value="5.36363636363636">
                <text:p>5.36363636363636</text:p>
              </table:table-cell>
            </table:table-row>
            <table:table-row>
              <table:table-cell office:value-type="string">
                <text:p>BOLSA DE PUERTA MB L1620/16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18181818181818">
                <text:p>2.18181818181818</text:p>
              </table:table-cell>
            </table:table-row>
            <table:table-row>
              <table:table-cell office:value-type="string">
                <text:p>T1 CUBIERTA ASIDERO</text:p>
              </table:table-cell>
              <table:table-cell office:value-type="float" office:value="1.#NAN">
                <text:p>1.#NAN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T1 CUBIERTA ASIDERO</text:p>
              </table:table-cell>
              <table:table-cell office:value-type="float" office:value="1.#NAN">
                <text:p>1.#NAN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.54545454545455">
                <text:p>-1.54545454545455</text:p>
              </table:table-cell>
              <table:table-cell office:value-type="float" office:value="-1.36363636363636">
                <text:p>-1.36363636363636</text:p>
              </table:table-cell>
              <table:table-cell office:value-type="float" office:value="-1.27272727272727">
                <text:p>-1.27272727272727</text:p>
              </table:table-cell>
              <table:table-cell office:value-type="float" office:value="-0.818181818181818">
                <text:p>-0.818181818181818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